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_20_body">
      <style:text-properties fo:language="en" fo:country="GB" officeooo:paragraph-rsid="00217842"/>
    </style:style>
    <style:style style:name="P2" style:family="paragraph" style:parent-style-name="Text_20_body">
      <style:text-properties fo:language="en" fo:country="GB" officeooo:rsid="00205815" officeooo:paragraph-rsid="00205815"/>
    </style:style>
    <style:style style:name="P3" style:family="paragraph" style:parent-style-name="Text_20_body">
      <style:text-properties fo:language="en" fo:country="GB" officeooo:rsid="00217842" officeooo:paragraph-rsid="00217842"/>
    </style:style>
    <style:style style:name="P4" style:family="paragraph" style:parent-style-name="Text_20_body">
      <style:text-properties fo:language="en" fo:country="GB" officeooo:rsid="002245e2" officeooo:paragraph-rsid="002245e2"/>
    </style:style>
    <style:style style:name="P5" style:family="paragraph" style:parent-style-name="Text_20_body">
      <style:text-properties fo:language="en" fo:country="GB" officeooo:rsid="004cf8af" officeooo:paragraph-rsid="004cf8af"/>
    </style:style>
    <style:style style:name="P6" style:family="paragraph" style:parent-style-name="Text_20_body">
      <style:text-properties fo:language="en" fo:country="GB" officeooo:rsid="005718e6" officeooo:paragraph-rsid="005718e6"/>
    </style:style>
    <style:style style:name="P7" style:family="paragraph" style:parent-style-name="Text_20_body">
      <style:text-properties officeooo:rsid="002523ff" officeooo:paragraph-rsid="002523ff"/>
    </style:style>
    <style:style style:name="P8" style:family="paragraph" style:parent-style-name="Text_20_body">
      <style:text-properties officeooo:rsid="0029fef7" officeooo:paragraph-rsid="0029fef7"/>
    </style:style>
    <style:style style:name="P9" style:family="paragraph" style:parent-style-name="Text_20_body">
      <style:text-properties officeooo:paragraph-rsid="002ffe90"/>
    </style:style>
    <style:style style:name="P10" style:family="paragraph" style:parent-style-name="Text_20_body">
      <style:text-properties officeooo:paragraph-rsid="00360729"/>
    </style:style>
    <style:style style:name="P11" style:family="paragraph" style:parent-style-name="Text_20_body">
      <style:text-properties fo:font-style="italic" fo:font-weight="bold" officeooo:rsid="004f66b9" officeooo:paragraph-rsid="004f66b9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rsid="0032198f" officeooo:paragraph-rsid="0032198f"/>
    </style:style>
    <style:style style:name="P13" style:family="paragraph" style:parent-style-name="Text_20_body">
      <style:text-properties officeooo:rsid="0027ed33" officeooo:paragraph-rsid="0027ed33"/>
    </style:style>
    <style:style style:name="P14" style:family="paragraph" style:parent-style-name="Text_20_body">
      <style:text-properties officeooo:rsid="0027ed33" officeooo:paragraph-rsid="003b24ef"/>
    </style:style>
    <style:style style:name="P15" style:family="paragraph" style:parent-style-name="Text_20_body">
      <style:text-properties fo:font-style="normal" officeooo:rsid="003f5b34" officeooo:paragraph-rsid="0046ff2a" style:font-style-asian="normal" style:font-style-complex="normal"/>
    </style:style>
    <style:style style:name="P16" style:family="paragraph" style:parent-style-name="Text_20_body">
      <style:text-properties fo:font-style="normal" officeooo:rsid="00447562" officeooo:paragraph-rsid="00447562" style:font-style-asian="normal" style:font-style-complex="normal"/>
    </style:style>
    <style:style style:name="P17" style:family="paragraph" style:parent-style-name="Text_20_body">
      <style:text-properties fo:font-style="normal" officeooo:rsid="0046ff2a" officeooo:paragraph-rsid="0046ff2a" style:font-style-asian="normal" style:font-style-complex="normal"/>
    </style:style>
    <style:style style:name="P18" style:family="paragraph" style:parent-style-name="Text_20_body">
      <style:text-properties officeooo:rsid="003c36c6" officeooo:paragraph-rsid="003c36c6"/>
    </style:style>
    <style:style style:name="P19" style:family="paragraph" style:parent-style-name="Text_20_body">
      <style:text-properties officeooo:paragraph-rsid="0046ff2a"/>
    </style:style>
    <style:style style:name="P20" style:family="paragraph" style:parent-style-name="Text_20_body">
      <style:text-properties officeooo:paragraph-rsid="0048d182"/>
    </style:style>
    <style:style style:name="P21" style:family="paragraph" style:parent-style-name="Text_20_body">
      <style:text-properties officeooo:rsid="0041c509" officeooo:paragraph-rsid="0041c509"/>
    </style:style>
    <style:style style:name="P22" style:family="paragraph" style:parent-style-name="Text_20_body">
      <style:text-properties officeooo:rsid="0046ff2a" officeooo:paragraph-rsid="0046ff2a"/>
    </style:style>
    <style:style style:name="P23" style:family="paragraph" style:parent-style-name="Text_20_body">
      <style:text-properties officeooo:rsid="0047a71b" officeooo:paragraph-rsid="0047a71b"/>
    </style:style>
    <style:style style:name="P24" style:family="paragraph" style:parent-style-name="Text_20_body">
      <style:text-properties officeooo:paragraph-rsid="004cf8af"/>
    </style:style>
    <style:style style:name="P25" style:family="paragraph" style:parent-style-name="Text_20_body">
      <style:text-properties officeooo:paragraph-rsid="004009e3"/>
    </style:style>
    <style:style style:name="P26" style:family="paragraph" style:parent-style-name="Text_20_body">
      <style:text-properties officeooo:paragraph-rsid="004e0989"/>
    </style:style>
    <style:style style:name="P27" style:family="paragraph" style:parent-style-name="Text_20_body">
      <style:text-properties officeooo:rsid="00533898" officeooo:paragraph-rsid="00533898"/>
    </style:style>
    <style:style style:name="P28" style:family="paragraph" style:parent-style-name="Text_20_body">
      <style:text-properties officeooo:rsid="0051a665" officeooo:paragraph-rsid="0051a665"/>
    </style:style>
    <style:style style:name="P29" style:family="paragraph" style:parent-style-name="Standard">
      <style:paragraph-properties fo:text-align="center" style:justify-single-word="false"/>
      <style:text-properties fo:language="en" fo:country="GB" officeooo:rsid="00205815" officeooo:paragraph-rsid="00205815"/>
    </style:style>
    <style:style style:name="P30" style:family="paragraph" style:parent-style-name="Standard">
      <style:paragraph-properties fo:text-align="center" style:justify-single-word="false"/>
      <style:text-properties fo:font-size="16pt" fo:language="en" fo:country="GB" fo:font-weight="bold" officeooo:rsid="00205815" officeooo:paragraph-rsid="00205815" style:font-size-asian="16pt" style:font-weight-asian="bold" style:font-size-complex="16pt" style:font-weight-complex="bold"/>
    </style:style>
    <style:style style:name="P31" style:family="paragraph" style:parent-style-name="Heading">
      <style:paragraph-properties fo:text-align="center" style:justify-single-word="false"/>
      <style:text-properties fo:font-size="24pt" fo:font-weight="bold" officeooo:rsid="001f525f" style:font-size-asian="24pt" style:font-weight-asian="bold" style:font-size-complex="24pt" style:font-weight-complex="bold"/>
    </style:style>
    <style:style style:name="P32" style:family="paragraph" style:parent-style-name="Table_20_Contents">
      <style:text-properties fo:font-size="10pt" officeooo:paragraph-rsid="003c36c6" style:font-size-asian="10pt" style:font-size-complex="10pt"/>
    </style:style>
    <style:style style:name="P33" style:family="paragraph" style:parent-style-name="Table_20_Contents">
      <style:text-properties fo:font-size="10pt" officeooo:paragraph-rsid="003c3776" style:font-size-asian="10pt" style:font-size-complex="10pt"/>
    </style:style>
    <style:style style:name="P34" style:family="paragraph" style:parent-style-name="Table_20_Contents">
      <style:text-properties fo:font-size="10pt" officeooo:paragraph-rsid="003c9b49" style:font-size-asian="10pt" style:font-size-complex="10pt"/>
    </style:style>
    <style:style style:name="P35" style:family="paragraph" style:parent-style-name="Table_20_Contents">
      <style:text-properties fo:font-size="10pt" officeooo:paragraph-rsid="003ee73b" style:font-size-asian="10pt" style:font-size-complex="10pt"/>
    </style:style>
    <style:style style:name="P36" style:family="paragraph" style:parent-style-name="Table_20_Contents">
      <style:text-properties fo:font-size="10pt" officeooo:rsid="003c36c6" officeooo:paragraph-rsid="003c36c6" style:font-size-asian="10pt" style:font-size-complex="10pt"/>
    </style:style>
    <style:style style:name="P37" style:family="paragraph" style:parent-style-name="Table_20_Contents">
      <style:text-properties fo:font-size="10pt" officeooo:rsid="003c3776" officeooo:paragraph-rsid="003c3776" style:font-size-asian="10pt" style:font-size-complex="10pt"/>
    </style:style>
    <style:style style:name="P38" style:family="paragraph" style:parent-style-name="Table_20_Contents">
      <style:text-properties fo:font-size="10pt" officeooo:rsid="003c9b49" officeooo:paragraph-rsid="003c9b49" style:font-size-asian="10pt" style:font-size-complex="10pt"/>
    </style:style>
    <style:style style:name="P39" style:family="paragraph" style:parent-style-name="Table_20_Contents">
      <style:text-properties fo:font-size="10pt" officeooo:rsid="003ee73b" officeooo:paragraph-rsid="003ee73b" style:font-size-asian="10pt" style:font-size-complex="10pt"/>
    </style:style>
    <style:style style:name="P40" style:family="paragraph" style:parent-style-name="Table_20_Contents">
      <style:text-properties fo:font-size="10pt" officeooo:rsid="003ef94e" officeooo:paragraph-rsid="003ef94e" style:font-size-asian="10pt" style:font-size-complex="10pt"/>
    </style:style>
    <style:style style:name="P41" style:family="paragraph" style:parent-style-name="Table_20_Contents">
      <style:text-properties fo:color="#000080" fo:font-size="10pt" officeooo:rsid="003c36c6" officeooo:paragraph-rsid="003c36c6" fo:background-color="transparent" style:font-size-asian="10pt" style:font-size-complex="10pt"/>
    </style:style>
    <style:style style:name="P42" style:family="paragraph" style:parent-style-name="Table_20_Contents">
      <style:text-properties style:font-name="Courier New" fo:font-size="10pt" officeooo:rsid="0042b7a4" officeooo:paragraph-rsid="0042b7a4" style:font-size-asian="10pt" style:font-size-complex="10pt"/>
    </style:style>
    <style:style style:name="P43" style:family="paragraph" style:parent-style-name="Text_20_body" style:list-style-name="L1">
      <style:text-properties fo:font-style="normal" officeooo:rsid="00447562" officeooo:paragraph-rsid="00447562" style:font-style-asian="normal" style:font-style-complex="normal"/>
    </style:style>
    <style:style style:name="P44" style:family="paragraph" style:parent-style-name="Text_20_body" style:list-style-name="L2">
      <style:text-properties officeooo:rsid="002bab35" officeooo:paragraph-rsid="005d78e8"/>
    </style:style>
    <style:style style:name="P45" style:family="paragraph" style:parent-style-name="Text_20_body" style:list-style-name="L2">
      <style:text-properties officeooo:rsid="002e9814" officeooo:paragraph-rsid="002e9814"/>
    </style:style>
    <style:style style:name="P46" style:family="paragraph" style:parent-style-name="Text_20_body" style:list-style-name="L2">
      <style:text-properties officeooo:rsid="002e9814" officeooo:paragraph-rsid="005d78e8"/>
    </style:style>
    <style:style style:name="P47" style:family="paragraph" style:parent-style-name="Text_20_body">
      <style:text-properties officeooo:paragraph-rsid="005d78e8"/>
    </style:style>
    <style:style style:name="P48" style:family="paragraph" style:parent-style-name="Text_20_body">
      <style:text-properties officeooo:paragraph-rsid="00360729"/>
    </style:style>
    <style:style style:name="P49" style:family="paragraph" style:parent-style-name="Heading_20_1">
      <style:text-properties fo:language="en" fo:country="GB" officeooo:rsid="00205815" officeooo:paragraph-rsid="00205815"/>
    </style:style>
    <style:style style:name="P50" style:family="paragraph" style:parent-style-name="Heading_20_1">
      <style:text-properties officeooo:rsid="002523ff" officeooo:paragraph-rsid="002523ff"/>
    </style:style>
    <style:style style:name="P51" style:family="paragraph" style:parent-style-name="Heading_20_2">
      <style:text-properties officeooo:rsid="004cf8af" officeooo:paragraph-rsid="004cf8af"/>
    </style:style>
    <style:style style:name="P52" style:family="paragraph" style:parent-style-name="Heading_20_2">
      <style:text-properties officeooo:rsid="00533898" officeooo:paragraph-rsid="00533898"/>
    </style:style>
    <style:style style:name="P53" style:family="paragraph" style:parent-style-name="Heading_20_2">
      <style:text-properties officeooo:paragraph-rsid="00533898"/>
    </style:style>
    <style:style style:name="P54" style:family="paragraph" style:parent-style-name="Heading_20_2">
      <style:text-properties officeooo:rsid="0048d182" officeooo:paragraph-rsid="0048d182"/>
    </style:style>
    <style:style style:name="P55" style:family="paragraph" style:parent-style-name="Heading_20_2">
      <style:text-properties officeooo:rsid="0041c509" officeooo:paragraph-rsid="0041c509"/>
    </style:style>
    <style:style style:name="P56" style:family="paragraph" style:parent-style-name="Heading_20_2">
      <style:text-properties officeooo:rsid="002ffe90" officeooo:paragraph-rsid="002ffe90"/>
    </style:style>
    <style:style style:name="P57" style:family="paragraph" style:parent-style-name="Heading_20_2">
      <style:text-properties officeooo:rsid="0046ff2a" officeooo:paragraph-rsid="0046ff2a"/>
    </style:style>
    <style:style style:name="P58" style:family="paragraph" style:parent-style-name="Heading_20_3">
      <style:text-properties fo:font-size="12pt" officeooo:paragraph-rsid="00339586" style:font-size-asian="12pt" style:font-size-complex="12pt"/>
    </style:style>
    <style:style style:name="T1" style:family="text">
      <style:text-properties officeooo:rsid="00217842"/>
    </style:style>
    <style:style style:name="T2" style:family="text">
      <style:text-properties officeooo:rsid="002245e2"/>
    </style:style>
    <style:style style:name="T3" style:family="text">
      <style:text-properties officeooo:rsid="002fda7e"/>
    </style:style>
    <style:style style:name="T4" style:family="text">
      <style:text-properties officeooo:rsid="002ffe90"/>
    </style:style>
    <style:style style:name="T5" style:family="text">
      <style:text-properties officeooo:rsid="0032198f"/>
    </style:style>
    <style:style style:name="T6" style:family="text">
      <style:text-properties officeooo:rsid="00339586"/>
    </style:style>
    <style:style style:name="T7" style:family="text">
      <style:text-properties officeooo:rsid="003494ce"/>
    </style:style>
    <style:style style:name="T8" style:family="text">
      <style:text-properties officeooo:rsid="00360729"/>
    </style:style>
    <style:style style:name="T9" style:family="text">
      <style:text-properties officeooo:rsid="0036a3a6"/>
    </style:style>
    <style:style style:name="T10" style:family="text">
      <style:text-properties fo:font-weight="bold" officeooo:rsid="00339586" style:font-weight-asian="bold" style:font-weight-complex="bold"/>
    </style:style>
    <style:style style:name="T11" style:family="text">
      <style:text-properties officeooo:rsid="00387e06"/>
    </style:style>
    <style:style style:name="T12" style:family="text">
      <style:text-properties officeooo:rsid="003892ec"/>
    </style:style>
    <style:style style:name="T13" style:family="text">
      <style:text-properties officeooo:rsid="00399ee3"/>
    </style:style>
    <style:style style:name="T14" style:family="text">
      <style:text-properties officeooo:rsid="003b24ef"/>
    </style:style>
    <style:style style:name="T15" style:family="text">
      <style:text-properties officeooo:rsid="003c36c6"/>
    </style:style>
    <style:style style:name="T16" style:family="text">
      <style:text-properties officeooo:rsid="003c9b49"/>
    </style:style>
    <style:style style:name="T17" style:family="text">
      <style:text-properties officeooo:rsid="003ee73b"/>
    </style:style>
    <style:style style:name="T18" style:family="text">
      <style:text-properties officeooo:rsid="003ef94e"/>
    </style:style>
    <style:style style:name="T19" style:family="text">
      <style:text-properties officeooo:rsid="003f5b34"/>
    </style:style>
    <style:style style:name="T20" style:family="text">
      <style:text-properties officeooo:rsid="004009e3"/>
    </style:style>
    <style:style style:name="T21" style:family="text">
      <style:text-properties officeooo:rsid="0041c509"/>
    </style:style>
    <style:style style:name="T22" style:family="text">
      <style:text-properties officeooo:rsid="0046ff2a"/>
    </style:style>
    <style:style style:name="T23" style:family="text">
      <style:text-properties officeooo:rsid="0047a71b"/>
    </style:style>
    <style:style style:name="T24" style:family="text">
      <style:text-properties officeooo:rsid="0048d182"/>
    </style:style>
    <style:style style:name="T25" style:family="text">
      <style:text-properties officeooo:rsid="004aa72e"/>
    </style:style>
    <style:style style:name="T26" style:family="text">
      <style:text-properties officeooo:rsid="004bbaaf"/>
    </style:style>
    <style:style style:name="T27" style:family="text">
      <style:text-properties officeooo:rsid="004c42ec"/>
    </style:style>
    <style:style style:name="T28" style:family="text">
      <style:text-properties officeooo:rsid="004cf8af"/>
    </style:style>
    <style:style style:name="T29" style:family="text">
      <style:text-properties officeooo:rsid="004d434c"/>
    </style:style>
    <style:style style:name="T30" style:family="text">
      <style:text-properties officeooo:rsid="004e0989"/>
    </style:style>
    <style:style style:name="T31" style:family="text">
      <style:text-properties officeooo:rsid="004f66b9"/>
    </style:style>
    <style:style style:name="T32" style:family="text">
      <style:text-properties officeooo:rsid="0050a973"/>
    </style:style>
    <style:style style:name="T33" style:family="text">
      <style:text-properties officeooo:rsid="005718e6"/>
    </style:style>
    <style:style style:name="T34" style:family="text">
      <style:text-properties officeooo:rsid="005bc94e"/>
    </style:style>
    <style:style style:name="T35" style:family="text">
      <style:text-properties officeooo:rsid="005bd309"/>
    </style:style>
    <style:style style:name="T36" style:family="text">
      <style:text-properties officeooo:rsid="005d78e8"/>
    </style:style>
    <style:style style:name="T37" style:family="text">
      <style:text-properties fo:font-style="italic" fo:font-weight="bold" officeooo:rsid="00339586" style:font-style-asian="italic" style:font-weight-asian="bold" style:font-style-complex="italic" style:font-weight-complex="bold"/>
    </style:style>
    <style:style style:name="T38" style:family="text">
      <style:text-properties fo:font-style="italic" officeooo:rsid="00339586" style:font-style-asian="italic" style:font-style-complex="italic"/>
    </style:style>
    <style:style style:name="T39" style:family="text">
      <style:text-properties fo:font-style="italic" officeooo:rsid="003892ec" style:font-style-asian="italic" style:font-style-complex="italic"/>
    </style:style>
    <style:style style:name="T40" style:family="text">
      <style:text-properties fo:font-style="italic" officeooo:rsid="00360729" style:font-style-asian="italic" style:font-style-complex="italic"/>
    </style:style>
    <style:style style:name="T41" style:family="text">
      <style:text-properties fo:font-style="italic" officeooo:rsid="003494ce" style:font-style-asian="italic" style:font-style-complex="italic"/>
    </style:style>
    <style:style style:name="T42" style:family="text">
      <style:text-properties fo:font-style="italic" officeooo:rsid="0036a3a6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elina</text:p>
      <text:p text:style-name="P30">Real Time Operating System</text:p>
      <text:p text:style-name="P29">by Jan Berger <text:span text:style-name="T36">14</text:span>.<text:span text:style-name="T36">Jan</text:span>.2012</text:p>
      <text:p text:style-name="P29"/>
      <text:h text:style-name="P49" text:outline-level="1">Introduction</text:h>
      <text:p text:style-name="P2">Celine is a RTOS based on a linear scheduling scheme that <text:span text:style-name="T27">can run on </text:span>devices that usually are to small for <text:span text:style-name="T35">a </text:span>RTOS. <text:span text:style-name="T35">It will typically use </text:span><text:span text:style-name="T27">ca </text:span><text:span text:style-name="T34">2</text:span><text:span text:style-name="T27">00 bytes for 10 tasks</text:span>. The reference <text:span text:style-name="T27">implementation is on a</text:span> Arduino Nano with 2K <text:span text:style-name="T26">S</text:span>RAM.</text:p>
      <text:p text:style-name="P3">Many devices run without a RTOS at all using only a main loop <text:span text:style-name="T27">to perform round-robin style scheduling</text:span>. Th<text:span text:style-name="T27">is often causes you to write your own software to do what a RTOS does, and you loose the benefit of having the RTOS pre-tested or allowing an easy path to pick up code from others.</text:span> Celina does this for you and <text:span text:style-name="T3">will </text:span>allow you to benefit from loads of pre-made libraries.</text:p>
      <text:p text:style-name="P3">Celina <text:span text:style-name="T27">uses a </text:span>Data Cycle and Real Time Cycle <text:span text:style-name="T27">to schedule tasks through a </text:span>linear scheduling <text:span text:style-name="T28">scheme. </text:span>The <text:span text:style-name="T28">advantage</text:span> <text:span text:style-name="T34">of this is low RAM usage. </text:span><text:span text:style-name="T28"><text:s/>Celina will re-use the same stack </text:span><text:span text:style-name="T34">for both data-cycle and rt-cycle </text:span><text:span text:style-name="T28">and save memory.</text:span> <text:s/><text:span text:style-name="T28">DataCycle replaces the main() loop, while RTCycle run's on a timer interrupt to perform time critical tasks. </text:span></text:p>
      <text:p text:style-name="P5">One of the most usefull<text:span text:style-name="T36">y</text:span> features in Celina is it's capability to schedule tasks using schemes that are very much into the RTOS way of doing things.</text:p>
      <text:p text:style-name="P3">- Tasks that run <text:span text:style-name="T33">as often as possible</text:span><text:span text:style-name="T3">.</text:span></text:p>
      <text:p text:style-name="P3">- <text:span text:style-name="T33">I</text:span>dle time <text:span text:style-name="T33">tasks</text:span>.</text:p>
      <text:p text:style-name="P6">- Watchdog tasks.</text:p>
      <text:p text:style-name="P3">- Tasks that run on average timing.</text:p>
      <text:p text:style-name="P3">- Tasks that run on minimum interval timing.</text:p>
      <text:p text:style-name="P3">- <text:span text:style-name="T33">Signalled only tasks.</text:span></text:p>
      <text:p text:style-name="P3">- Interrupt tasks.</text:p>
      <text:p text:style-name="P3">Celina also contains message queuing and mutex mechanism.</text:p>
      <text:p text:style-name="P1"><text:span text:style-name="T1">One big advantage with Celina is it's device driver library. Different hardware </text:span><text:span text:style-name="T2">interface electronics differently and even the ʺstandardsʺ have variations. Celina hides this by defining it's own standards and supporting it </text:span><text:span text:style-name="T21">in </text:span><text:span text:style-name="T2">code. Developers can write code using the</text:span><text:span text:style-name="T21">se</text:span><text:span text:style-name="T2"> standards, while hardware developers only need to port a few lines </text:span><text:span text:style-name="T21">of code </text:span><text:span text:style-name="T2">to know that existing code will work </text:span><text:span text:style-name="T21">on a new platform.</text:span></text:p>
      <text:p text:style-name="P4">Celina is also available on Windows and Linux allowing embedded code to be re-used across platforms or used for simulation in visual environments.</text:p>
      <text:h text:style-name="P51" text:outline-level="2">Linear scheduling</text:h>
      <text:p text:style-name="P24"><text:span text:style-name="T28">A pre-emptive scheduler will use the timer interrupt to start a process on it's own stack. Once the process have run a certain time it get interrupted and a second process is allowed to run. This gives the impression that several processes are running in parallel. This scheme is however of limited use on a RTOS because you have limited RAM and are more interested in running tasks on specific </text:span><text:span text:style-name="T28">events or time schemes. Celina was created to address these issues.</text:span></text:p>
      <text:p text:style-name="P24"><text:span text:style-name="T28">Celina is “linear” on two important issues. Firstly we have split tasks into the three bulks </text:span><text:soft-page-break/><text:span text:style-name="T28">DataCycle, RTCycle and ISR's allowing us to work on one single memory stack. The second issue is that RTCycle run on a fixed time, while DataCycle will run continuously on whatever time that is left. The scheduling scheme in Celina will check each task in sequence for execution </text:span><text:span text:style-name="T29">and even DataCycle will run on a fixed time scheme if required.</text:span></text:p>
      <text:h text:style-name="P52" text:outline-level="2">Pre-emptive scheduling support</text:h>
      <text:p text:style-name="P27">One of the nice things with Celina is that it can run on top of a pre-emptive scheduler by using one thread for DataCycle and a second for RTCycle. The Windows/Linux ports are examples of this. </text:p>
      <text:p text:style-name="P27">This was created for several reasons, one of them being that Windows/Linux lack the detailed scheduling support achieved through Celina. And having Celina on Windows makes it easy to create simulation/testing software using the same code as running embedded. </text:p>
      <text:h text:style-name="P53" text:outline-level="2"><text:span text:style-name="T18">SIL-3 </text:span><text:span text:style-name="T21">Support</text:span></text:h>
      <text:p text:style-name="P28">SIL-3 is a security standard where SIL-3 is the highest level available for software.</text:p>
      <text:p text:style-name="P25"><text:span text:style-name="T18">Celina is designed, </text:span><text:span text:style-name="T20">and prepared </text:span><text:span text:style-name="T18">to be qualified for SIL-3 level systems </text:span><text:span text:style-name="T20">in the sense that we have </text:span><text:span text:style-name="T19">taken into consideration </text:span><text:span text:style-name="T18">requirements set out in the standards </text:span><text:span text:style-name="T19">for both </text:span><text:span text:style-name="T18">design, code implementation </text:span><text:span text:style-name="T19">and documentation.</text:span></text:p>
      <text:p text:style-name="P26"><text:span text:style-name="T30">Several things in Celine are more or less hand-made for SIL-3 systems. Once Celina is </text:span><text:span text:style-name="T31">started things are rather</text:span><text:span text:style-name="T30"> static. </text:span><text:span text:style-name="T31">Celina don't accept adding or removal of tasks after start-up etc. </text:span><text:span text:style-name="T30">It also </text:span><text:span text:style-name="T32">support </text:span><text:span text:style-name="T30">fixed time </text:span><text:span text:style-name="T32">iteration </text:span><text:span text:style-name="T30">schemes.</text:span></text:p>
      <text:p text:style-name="P11">Notice that for a system to get actual SIL-3 approval you need to have the entire system with software, hardware and mechanics approved as one unit. A software component alone can not get approval, but we can prepare for SIL-3 like we have done with Celina. </text:p>
      <text:h text:style-name="P54" text:outline-level="2">Memory usage</text:h>
      <text:p text:style-name="P20"><text:span text:style-name="T24">Celina with </text:span><text:span text:style-name="T25">1</text:span><text:span text:style-name="T24">0 tasks will use less than </text:span><text:span text:style-name="T36">2</text:span><text:span text:style-name="T24">00 bytes. Each task uses </text:span><text:span text:style-name="T36">20</text:span><text:span text:style-name="T24"> bytes in the task table and Celina have a small overhead containing statistic counters and mapping tables on the drivers. All tables in Celina are defined static so you need to change the defines and re-compile to change memory usage.</text:span></text:p>
      <text:p text:style-name="P20"><text:span text:style-name="T24">Celina is by default configured for 20 DataCycle tasks and 5 RTCycle tasks which is a rather large system for a RTOS. Reducing this to 10/2 etc will reduce memory usage </text:span><text:span text:style-name="T25">to ca 300 bytes.</text:span></text:p>
      <text:h text:style-name="P55" text:outline-level="2">Celina on Arduino</text:h>
      <text:p text:style-name="P21">Arduino Nano rev 3.0 uses ATMega328P that comes with 32kb flash, 2kb SRAM and 1kb EEPROM. This is a very small, but capable computer with I2C, SPI, UART, 8 10bit analogue input lines, 12 digital I/O lines of which 6 have PWM support. Nano also contains a USB interface which Arduino software uses to simulate a RS232 communication line.</text:p>
      <text:p text:style-name="P21">Arduino software contain a boot loader allowing code to be downloaded through USB and drivers enabling various part of the computer. Coding is done by creating two functions setup() and loop().</text:p>
      <text:p text:style-name="P21">Installing Celina on Arduino is straight forward by entering the following lines of code in loop(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void loop()</text:p>
            <text:p text:style-name="P42">{</text:p>
            <text:p text:style-name="P42"><text:tab/>Celina celina;</text:p>
            <text:p text:style-name="P42"/>
            <text:p text:style-name="P42"><text:tab/>celina.AddTask(...);</text:p>
            <text:p text:style-name="P42"><text:tab/>…</text:p>
            <text:p text:style-name="P42"><text:soft-page-break/><text:tab/>celina.Run();</text:p>
            <text:p text:style-name="P42">}</text:p>
          </table:table-cell>
        </table:table-row>
      </table:table>
      <text:p text:style-name="P21"/>
      <text:p text:style-name="P16">The Run() function in Celina will install the interrupt for RTCycle and start executing DataCycle.</text:p>
      <text:p text:style-name="P16">Celina uses the Watchdog Timer in Atmega328p with a <text:span text:style-name="T36">16</text:span>ms interrupt to run RTCycle. Interrupts are enabled while running RTCycle, so a long RTCycle will be interrupted by itself which allows Celina's watcdog to take action.</text:p>
      <text:p text:style-name="P16">The current version of Celina run on top of Arduino libraries adding true RTOS capabilities to the device. This means that existing Arduino code will work as is.</text:p>
      <text:p text:style-name="P16">Arduino libraries put a few limitations on Nano.</text:p>
      <text:list xml:id="list21494907" text:style-name="L1">
        <text:list-item>
          <text:p text:style-name="P43">One of the PWM timers are used to compute accurate, elapsed time. This limits the PWM to a set frequency on ca 490hz.</text:p>
        </text:list-item>
        <text:list-item>
          <text:p text:style-name="P43">Arduino bootloader uses the USB as a RS232 port making it unavailable as a USB device.</text:p>
        </text:list-item>
      </text:list>
      <text:p text:style-name="P17">Arduino was selected due to size, cost and functionality. You can buy a Arduino Nano for less than 10USD on ebay making it ideal <text:span text:style-name="T36">for embedded projects.</text:span></text:p>
      <text:p text:style-name="P15"><text:span text:style-name="T22">Celina </text:span><text:span text:style-name="T23">is primarly tested on Arduino Nano, but </text:span><text:span text:style-name="T22">should work on all other Arduino boards with minor changes to ensure the RTCycle interrupt and drivers are working.</text:span></text:p>
      <text:h text:style-name="P50" text:outline-level="1">Scheduler</text:h>
      <text:p text:style-name="P7">Celina is based on a linear scheduler that by default run two processes, Data Cycle and Real-Time Cycle. All tasks should as a rule be assigned to the Data Cycle, while real-time critical tasks should run in Real-Time Cycle. </text:p>
      <text:p text:style-name="P7">In fact, most real-time systems will manage well using Data Cycle only assuming you avoid tasks that process for a long periods at the time.</text:p>
      <text:p text:style-name="P8">Celina support several scheduling schemes that are specialized for real-time applications:</text:p>
      <text:list xml:id="list21480235" text:style-name="L2">
        <text:list-item>
          <text:p text:style-name="P44"><text:span text:style-name="T36">Always</text:span></text:p>
        </text:list-item>
        <text:list-item>
          <text:p text:style-name="P45">Signalled. A signalled task will only executed when signalled and each time it get's a signal.</text:p>
        </text:list-item>
        <text:list-item>
          <text:p text:style-name="P45">Minimum time interval. </text:p>
        </text:list-item>
        <text:list-item>
          <text:p text:style-name="P45">Average time interval. Allows a task to be scheduled every 10th ms (example) and the scheduler will compensate for inaccuracy so that the task is called every 10th ms in average over time.</text:p>
        </text:list-item>
        <text:list-item>
          <text:p text:style-name="P45">Idle. Run if the Data-Cycle have spare time. </text:p>
        </text:list-item>
        <text:list-item>
          <text:p text:style-name="P46"><text:span text:style-name="T36">Watchdog / Statistics</text:span></text:p>
        </text:list-item>
      </text:list>
      <text:h text:style-name="P56" text:outline-level="2">Interrupt frequency</text:h>
      <text:p text:style-name="P9"><text:span text:style-name="T4">Celina will by default use a 32ms </text:span><text:span text:style-name="T11">(Arduino Nano)</text:span><text:span text:style-name="T4">interrupt frequency on the watchdog. This means that timing controlled by software in the RTCycle have a resolution of 32ms (ca 30 times per sec). This can be doubled by increasing the timer to 16ms interrupts. A RTCycle on 32ms will use ca 3125 instructions per sec on overhead </text:span><text:span text:style-name="T5">based on an estimate that the interrupt and scheduler both uses around 100 instructions. Adding to this comes the actual RT tasks, so you might need to </text:span><text:span text:style-name="T5">decrease frequency if you have a heavy RT cycle.</text:span></text:p>
      <text:p text:style-name="P12">RT Cycle is designed to run small tasks or processes that need to respond quick when signalled, but <text:soft-page-break/>it IS NOT designed for high resolution data sampling.</text:p>
      <text:h text:style-name="P58" text:outline-level="3"><text:span text:style-name="T12">RTCycle</text:span><text:span text:style-name="T6"> Timer</text:span></text:h>
      <text:p text:style-name="P10"><text:span text:style-name="T6">RTCycle can operate on any interrupt that can be generated on regular intervals. 50ms or less is recommended. </text:span><text:span text:style-name="T13">Most timers used for this purpose are re-entrant, meaning that if RTCycle uses more than n ms a second interrupt will be generated. RTCycle maintain a re-entrant counter for this and will only process a short watchdog function on re-entrant interrupt's. </text:span></text:p>
      <text:p text:style-name="P10"><text:span text:style-name="T37">Arduino Nano</text:span><text:span text:style-name="T38"> uses the watchdog timer </text:span><text:span text:style-name="T39">as</text:span><text:span text:style-name="T38"> th</text:span><text:span text:style-name="T40">e RTCycle </text:span><text:span text:style-name="T39">timer</text:span><text:span text:style-name="T38">. Celina uses this interrupt to execute the RTCycle</text:span><text:span text:style-name="T41">. </text:span><text:span text:style-name="T42">Celina RTCycle WILL NOT WORK ʺas isʺ on Atmel MCU's </text:span><text:span text:style-name="T39">if</text:span><text:span text:style-name="T42"> the WDTON fuse is set as this uses the watchdog timer to system reset. Celina can however be modified to operate on a different interrupt if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8:49:15.07</meta:creation-date>
    <dc:date>2013-01-14T01:48:42.85</dc:date>
    <meta:editing-duration>PT9H50M39S</meta:editing-duration>
    <meta:editing-cycles>42</meta:editing-cycles>
    <meta:generator>LibreOffice/3.6$Windows_x86 LibreOffice_project/da8c1e6-fd468f4-454e206-f42a4a9-143cfd</meta:generator>
    <meta:document-statistic meta:table-count="1" meta:image-count="0" meta:object-count="0" meta:page-count="4" meta:paragraph-count="67" meta:word-count="1495" meta:character-count="8685" meta:non-whitespace-character-count="7242"/>
  </office:meta>
</office:document-meta>
</file>